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ANTOS NAVARRO, GEORGE DONA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3200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ANCHAMA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52039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NTOS NAVARRO, GEORGE DONA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3200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52039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3500859</text:p>
          </table:table-cell>
          <table:table-cell table:style-name="Tabla2.D3" office:value-type="string">
            <text:p text:style-name="P23">54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00:15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